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.transferForeignObjects( Attributes atts , AreaTreeObject a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kmark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dMaker.ignore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End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characters( char [ ] ch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n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kmarkTre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.setTraits( Attributes attributes , Area area , Object [ ] traitSubse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Pag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onViewpor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loa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BlockParen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dler.assertObjectOfClass( Object obj ,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TreeParser.getContentHandler( AreaTreeModel treeModel ,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onStar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AttributeAsRectangle2D( Attributes attribute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.getCurrentRegion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CurrentBody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tartElement( String uri , String localName , String qName , Attributes attribut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RegionEnd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endElement( String uri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reignObject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por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BlockParen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r( AreaTreeModel treeModel , FOUserAgent userAgent , ElementMappingRegistry elementMapping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itl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dler.getCurrent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kmark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Maker.ignore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eaTre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pushNewRegionReference( Attributes attributes , int s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ceMaker.en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lin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.getCurr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Referenc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.getAttributeAsCTM( Attributes attributes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.getCurrentBlock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efor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tar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Paren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eaTreeParser.parse( Source src , AreaTreeModel treeModel ,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onBody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por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ker.ignore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foreFloa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Tre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findAreaType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setAreaAttributes( Attributes attributes , 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eignObjec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AttributeAsBoolean( Attributes attributes , String name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gionBefor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ea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tleMak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Maker.startElement(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andler.getAttributeAsInteger( Attributes attributes , String name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Parent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eAreaMaker.startElem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.handleExternallyGeneratedObjec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ViewportMaker.start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eader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gionViewportMaker.start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